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9" manifest:media-type=""/>
  <manifest:file-entry manifest:full-path="ObjectReplacements/Object 44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" manifest:media-type=""/>
  <manifest:file-entry manifest:full-path="ObjectReplacements/Object 42" manifest:media-type="application/x-openoffice-gdimetafile;windows_formatname=&quot;GDIMetaFile&quot;"/>
  <manifest:file-entry manifest:full-path="ObjectReplacements/Object 17" manifest:media-type=""/>
  <manifest:file-entry manifest:full-path="ObjectReplacements/Object 43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"/>
  <manifest:file-entry manifest:full-path="ObjectReplacements/Object 47" manifest:media-type="application/x-openoffice-gdimetafile;windows_formatname=&quot;GDIMetaFile&quot;"/>
  <manifest:file-entry manifest:full-path="ObjectReplacements/Object 13" manifest:media-type=""/>
  <manifest:file-entry manifest:full-path="ObjectReplacements/Object 48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05cm"/>
    </style:style>
    <style:style style:name="gr2" style:family="graphic" style:parent-style-name="standard">
      <style:graphic-properties draw:fill="solid" draw:fill-color="#ccffcc" draw:textarea-vertical-align="middle" draw:shadow="hidden"/>
    </style:style>
    <style:style style:name="gr3" style:family="graphic" style:parent-style-name="objectwithoutfill">
      <style:graphic-properties svg:stroke-width="0.2cm" svg:stroke-color="#ff00ff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53cm"/>
    </style:style>
    <style:style style:name="gr8" style:family="graphic" style:parent-style-name="standard">
      <style:graphic-properties draw:stroke="none" svg:stroke-color="#000000" draw:fill="none" draw:fill-color="#ffffff" fo:min-height="10.086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3.75cm" fo:min-width="1.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start="Circle" draw:marker-end="Circle" draw:fill="none" draw:textarea-vertical-align="middle"/>
    </style:style>
    <style:style style:name="gr12" style:family="graphic" style:parent-style-name="objectwithoutfill">
      <style:graphic-properties draw:marker-end="Circle" draw:fill="none" draw:textarea-vertical-align="middl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gr17" style:family="graphic" style:parent-style-name="standard">
      <style:graphic-properties draw:stroke="none" svg:stroke-color="#000000" draw:fill="none" draw:fill-color="#ffffff" fo:min-height="1.75cm"/>
    </style:style>
    <style:style style:name="gr18" style:family="graphic" style:parent-style-name="standard">
      <style:graphic-properties draw:stroke="none" svg:stroke-color="#000000" draw:fill="none" draw:fill-color="#ffffff" fo:min-height="2.15cm"/>
    </style:style>
    <style:style style:name="gr19" style:family="graphic" style:parent-style-name="Object_20_with_20_no_20_fill_20_and_20_no_20_line">
      <style:graphic-properties draw:textarea-vertical-align="middle" draw:ole-draw-aspect="1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fill="solid" draw:fill-color="#99ff66" draw:textarea-horizontal-align="justify" draw:textarea-vertical-align="middle" draw:auto-grow-height="false" fo:min-height="0.6cm" fo:min-width="0.751cm" draw:shadow="hidden"/>
    </style:style>
    <style:style style:name="gr22" style:family="graphic" style:parent-style-name="standard">
      <style:graphic-properties draw:stroke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5.734cm"/>
    </style:style>
    <style:style style:name="gr24" style:family="graphic" style:parent-style-name="objectwithoutfill">
      <style:graphic-properties draw:marker-start="Arrow" draw:marker-end="Arrow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442cm"/>
    </style:style>
    <style:style style:name="gr26" style:family="graphic">
      <style:graphic-properties draw:textarea-horizontal-align="justify" draw:textarea-vertical-align="middle" draw:auto-grow-height="false" fo:min-height="0.05cm" fo:min-width="0cm"/>
    </style:style>
    <style:style style:name="gr27" style:family="graphic" style:parent-style-name="standard">
      <style:graphic-properties draw:stroke="none" svg:stroke-color="#000000" draw:fill="none" draw:fill-color="#ffffff" fo:min-height="1.765cm"/>
    </style:style>
    <style:style style:name="P1" style:family="paragraph">
      <style:paragraph-properties fo:text-align="justify"/>
      <style:text-properties fo:font-size="12pt"/>
    </style:style>
    <style:style style:name="P2" style:family="paragraph">
      <style:paragraph-properties fo:text-align="justify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2pt"/>
    </style:style>
    <style:style style:name="P7" style:family="paragraph">
      <style:text-properties fo:font-size="12pt" fo:font-weight="bold" style:font-size-asian="12pt" style:font-size-complex="12pt"/>
    </style:style>
    <style:style style:name="P8" style:family="paragraph">
      <style:paragraph-properties fo:text-align="justify"/>
      <style:text-properties fo:font-size="10pt"/>
    </style:style>
    <style:style style:name="P9" style:family="paragraph">
      <style:paragraph-properties fo:text-align="justify"/>
      <style:text-properties fo:font-size="10pt" style:font-size-asian="10pt" style:font-size-complex="10pt"/>
    </style:style>
    <style:style style:name="P10" style:family="paragraph">
      <style:text-properties fo:font-size="10pt"/>
    </style:style>
    <style:style style:name="P11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frame draw:style-name="gr1" draw:text-style-name="P2" draw:layer="layout" svg:width="18cm" svg:height="3.3cm" svg:x="1.3cm" svg:y="12.1cm">
          <draw:text-box>
            <text:p text:style-name="P1"><text:span text:style-name="T1">Wa have alread the hand and the shoulder, the vector </text:span><text:span text:style-name="T2">w</text:span><text:span text:style-name="T1"> will grow to search the right area. When </text:span><text:span text:style-name="T2">w</text:span><text:span text:style-name="T1"> found it, the root elbow get the coordinates.</text:span></text:p>
            <text:p text:style-name="P1"><text:span text:style-name="T1">Les coordonnées de la main et de l'épaule sont déjà déterminées. Le vecteur </text:span><text:span text:style-name="T2">w</text:span><text:span text:style-name="T1"> grandit et détermine une droite à partir de la tête du vecteur </text:span><text:span text:style-name="T2">u</text:span><text:span text:style-name="T1">. Lorsque le vecteur </text:span><text:span text:style-name="T2">w</text:span><text:span text:style-name="T1"> trouve la partition, alors le nœud du coude est trouvé.</text:span></text:p>
          </draw:text-box>
        </draw:frame>
        <draw:g>
          <draw:path draw:style-name="gr2" draw:text-style-name="P3" draw:layer="layout" svg:width="4.899cm" svg:height="7.901cm" svg:x="6.831cm" svg:y="3.9cm" svg:viewBox="0 0 4900 7902" svg:d="M200 0c1300 100 4700 2700 4700 3500s-700 4500-1300 4400-900-200-1100-300 1300-3300 900-3900-3400-1800-3400-2200 100-1300 100-1300z">
            <text:p/>
          </draw:path>
          <draw:line draw:style-name="gr3" draw:text-style-name="P3" draw:layer="layout" svg:x1="4.831cm" svg:y1="10cm" svg:x2="12.831cm" svg:y2="6cm">
            <text:p/>
          </draw:line>
          <draw:line draw:style-name="gr4" draw:text-style-name="P4" draw:layer="layout" svg:x1="7.431cm" svg:y1="5cm" svg:x2="10.431cm" svg:y2="11cm">
            <text:p/>
          </draw:line>
          <draw:frame draw:style-name="gr5" draw:text-style-name="P5" draw:layer="layout" svg:width="2.2cm" svg:height="0.8cm" svg:x="5.831cm" svg:y="3.2cm">
            <draw:text-box>
              <text:p><text:span text:style-name="T1">shoulder</text:span></text:p>
            </draw:text-box>
          </draw:frame>
          <draw:frame draw:style-name="gr5" draw:text-style-name="P5" draw:layer="layout" svg:width="1.5cm" svg:height="0.8cm" svg:x="11.031cm" svg:y="11.2cm">
            <draw:text-box>
              <text:p><text:span text:style-name="T1">hand</text:span></text:p>
            </draw:text-box>
          </draw:frame>
          <draw:line draw:style-name="gr4" draw:text-style-name="P3" draw:layer="layout" svg:x1="7.131cm" svg:y1="5.2cm" svg:x2="8.631cm" svg:y2="8.2cm">
            <text:p/>
          </draw:line>
          <draw:frame draw:style-name="gr6" draw:text-style-name="P3" draw:layer="layout" svg:width="2.014cm" svg:height="0.978cm" svg:x="7.117cm" svg:y="6.522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line draw:style-name="gr4" draw:text-style-name="P3" draw:layer="layout" svg:x1="7.431cm" svg:y1="5cm" svg:x2="13.431cm" svg:y2="2cm">
            <text:p/>
          </draw:line>
          <draw:frame draw:style-name="gr6" draw:text-style-name="P3" draw:layer="layout" svg:width="0.483cm" svg:height="0.495cm" svg:x="11.131cm" svg:y="2.4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6" draw:text-style-name="P3" draw:layer="layout" svg:width="1.535cm" svg:height="0.495cm" svg:x="13.488cm" svg:y="2.962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line draw:style-name="gr4" draw:text-style-name="P3" draw:layer="layout" svg:x1="8.931cm" svg:y1="7.6cm" svg:x2="9.931cm" svg:y2="7.1cm">
            <text:p/>
          </draw:line>
          <draw:frame draw:style-name="gr6" draw:text-style-name="P3" draw:layer="layout" svg:width="2.013cm" svg:height="0.978cm" svg:x="8.718cm" svg:y="6.722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6" draw:text-style-name="P3" draw:layer="layout" svg:width="0.929cm" svg:height="0.495cm" svg:x="5.518cm" svg:y="8.222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line draw:style-name="gr4" draw:text-style-name="P3" draw:layer="layout" svg:x1="6.531cm" svg:y1="8.8cm" svg:x2="5.531cm" svg:y2="9.3cm">
            <text:p/>
          </draw:line>
        </draw:g>
        <draw:frame draw:style-name="gr7" draw:text-style-name="P5" draw:layer="layout" svg:width="8.3cm" svg:height="0.78cm" svg:x="1.6cm" svg:y="1.2cm">
          <draw:text-box>
            <text:p text:style-name="P6"><text:span text:style-name="T1">function first_search, in 2 dimensions</text:span></text:p>
          </draw:text-box>
        </draw:frame>
        <draw:frame draw:style-name="gr7" draw:text-style-name="P5" draw:layer="layout" svg:width="8.3cm" svg:height="0.78cm" svg:x="1.8cm" svg:y="15.92cm">
          <draw:text-box>
            <text:p text:style-name="P6"><text:span text:style-name="T1">function search, in 3 dimensions</text:span></text:p>
          </draw:text-box>
        </draw:frame>
        <draw:frame draw:style-name="gr8" draw:text-style-name="P2" draw:layer="layout" svg:width="9cm" svg:height="10.336cm" svg:x="11cm" svg:y="16.4cm">
          <draw:text-box>
            <text:p text:style-name="P1"><text:span text:style-name="T1">Le point a donne les coordonnées de l'épaule dans la base B et le point c donne les coordonnées de la main dans cette même base B.</text:span></text:p>
            <text:p text:style-name="P1"><text:span text:style-name="T1">Le point p donne les coordonnées du coude situé à égale distance entre la main et l'épaule. Dans l'espace il peut donc se situer sur le cerlce C.</text:span></text:p>
            <text:p text:style-name="P1"><text:span text:style-name="T1">L'image affichée est déterminée par le plan constitué des vecteurs </text:span><text:span text:style-name="T2">i</text:span><text:span text:style-name="T1"> et </text:span><text:span text:style-name="T2">j</text:span><text:span text:style-name="T1">.</text:span></text:p>
            <text:p text:style-name="P1"><text:span text:style-name="T1"/></text:p>
            <text:p text:style-name="P1"><text:span text:style-name="T1">The point a represents the shoulder in the ref B, the point c represents the hand. The point p is the elbow and the lenght between <text:s/>p and a is the same than between p and c. Then the point p can describe a circle C.</text:span></text:p>
            <text:p text:style-name="P1"><text:span text:style-name="T1">The show image is determinated with vectors </text:span><text:span text:style-name="T2">i</text:span><text:span text:style-name="T1"> and </text:span><text:span text:style-name="T2">j</text:span><text:span text:style-name="T1">.</text:span></text:p>
            <text:p text:style-name="P1"><text:span text:style-name="T1"/></text:p>
          </draw:text-box>
        </draw:frame>
        <draw:g>
          <draw:custom-shape draw:style-name="gr9" draw:text-style-name="P3" draw:layer="layout" svg:width="2cm" svg:height="4cm" draw:transform="rotate (0.785398163397448) translate (2.917cm 19.9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3" draw:layer="layout" svg:x1="2.159cm" svg:y1="17.7cm" svg:x2="5.059cm" svg:y2="20.6cm">
            <text:p/>
          </draw:line>
          <draw:line draw:style-name="gr11" draw:text-style-name="P3" draw:layer="layout" svg:x1="2.159cm" svg:y1="17.7cm" svg:x2="6.559cm" svg:y2="19.2cm">
            <text:p/>
          </draw:line>
          <draw:line draw:style-name="gr12" draw:text-style-name="P3" draw:layer="layout" svg:x1="6.459cm" svg:y1="19.2cm" svg:x2="8.159cm" svg:y2="23.7cm">
            <text:p/>
          </draw:line>
          <draw:line draw:style-name="gr10" draw:text-style-name="P3" draw:layer="layout" svg:x1="8.159cm" svg:y1="23.6cm" svg:x2="5.759cm" svg:y2="21.3cm">
            <text:p/>
          </draw:line>
          <draw:line draw:style-name="gr13" draw:text-style-name="P3" draw:layer="layout" svg:x1="5.059cm" svg:y1="20.6cm" svg:x2="5.859cm" svg:y2="21.4cm">
            <text:p/>
          </draw:line>
          <draw:g>
            <draw:line draw:style-name="gr14" draw:text-style-name="P3" draw:layer="layout" svg:x1="5.059cm" svg:y1="20.8cm" svg:x2="3.959cm" svg:y2="19.8cm">
              <text:p/>
            </draw:line>
            <draw:line draw:style-name="gr15" draw:text-style-name="P3" draw:layer="layout" svg:x1="5.059cm" svg:y1="20.8cm" svg:x2="5.959cm" svg:y2="19.8cm">
              <text:p/>
            </draw:line>
            <draw:line draw:style-name="gr15" draw:text-style-name="P3" draw:layer="layout" svg:x1="5.059cm" svg:y1="20.8cm" svg:x2="4.259cm" svg:y2="20.5cm">
              <text:p/>
            </draw:line>
            <draw:frame draw:style-name="gr6" draw:text-style-name="P3" draw:layer="layout" svg:width="0.594cm" svg:height="0.495cm" svg:x="3.965cm" svg:y="19.3cm">
              <text:p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  <draw:frame draw:style-name="gr6" draw:text-style-name="P3" draw:layer="layout" svg:width="0.483cm" svg:height="0.495cm" svg:x="5.259cm" svg:y="19.305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frame draw:style-name="gr6" draw:text-style-name="P3" draw:layer="layout" svg:width="0.483cm" svg:height="0.495cm" svg:x="3.876cm" svg:y="20.605cm">
              <text:p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draw:g>
          <draw:frame draw:style-name="gr6" draw:text-style-name="P3" draw:layer="layout" svg:width="0.462cm" svg:height="0.495cm" svg:x="2.259cm" svg:y="17.105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6" draw:text-style-name="P3" draw:layer="layout" svg:width="0.441cm" svg:height="0.495cm" svg:x="8.359cm" svg:y="23.505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6" draw:text-style-name="P3" draw:layer="layout" svg:width="0.483cm" svg:height="0.495cm" svg:x="6.6cm" svg:y="18.605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frame draw:style-name="gr6" draw:text-style-name="P3" draw:layer="layout" svg:width="2.638cm" svg:height="1.149cm" svg:x="2.795cm" svg:y="24.63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</draw:page>
      <draw:page draw:name="page2" draw:style-name="dp1" draw:master-page-name="Default_5f_">
        <draw:frame draw:style-name="gr6" draw:text-style-name="P3" draw:layer="layout" svg:width="7.277cm" svg:height="0.514cm" svg:x="2cm" svg:y="1.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6" draw:text-style-name="P5" draw:layer="layout" svg:width="15cm" svg:height="1.7cm" svg:x="2cm" svg:y="2.4cm">
          <draw:text-box>
            <text:p text:style-name="P6"><text:span text:style-name="T1">La description du cercle se fait sur le plan déterminé par les vecteur </text:span><text:span text:style-name="T2">u</text:span><text:span text:style-name="T1"> et </text:span><text:span text:style-name="T2">v</text:span><text:span text:style-name="T3">.</text:span></text:p>
            <text:p text:style-name="P6"><text:span text:style-name="T3">The circle is along the plane determined with vectors </text:span><text:span text:style-name="T2">u</text:span><text:span text:style-name="T3"> and </text:span><text:span text:style-name="T2">v</text:span><text:span text:style-name="T3">.</text:span></text:p>
          </draw:text-box>
        </draw:frame>
        <draw:frame draw:style-name="gr6" draw:text-style-name="P3" draw:layer="layout" svg:width="1.889cm" svg:height="2.137cm" svg:x="2.911cm" svg:y="3.963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draw:text-style-name="P3" draw:layer="layout" svg:width="5.457cm" svg:height="1.914cm" svg:x="2.243cm" svg:y="6.58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7" draw:layer="layout" svg:width="6.3cm" svg:height="0.78cm" svg:x="7.9cm" svg:y="6.9cm">
          <draw:text-box>
            <text:p text:style-name="P6"><text:span text:style-name="T1">With Uz=0 to fix units vectors</text:span></text:p>
          </draw:text-box>
        </draw:frame>
        <draw:frame draw:style-name="gr6" draw:text-style-name="P3" draw:layer="layout" svg:width="4.771cm" svg:height="1.69cm" svg:x="2.402cm" svg:y="8.4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7" draw:text-style-name="P2" draw:layer="layout" svg:width="17.6cm" svg:height="2cm" svg:x="1.4cm" svg:y="10.3cm">
          <draw:text-box>
            <text:p text:style-name="P1"><text:span text:style-name="T1">Now we need to find the reversal matrix Pb to find unit vectors </text:span><text:span text:style-name="T2">i</text:span><text:span text:style-name="T1">, </text:span><text:span text:style-name="T2">j</text:span><text:span text:style-name="T1"> and </text:span><text:span text:style-name="T2">k</text:span><text:span text:style-name="T1"> with </text:span><text:span text:style-name="T2">u</text:span><text:span text:style-name="T1">, </text:span><text:span text:style-name="T2">v</text:span><text:span text:style-name="T1"> and </text:span><text:span text:style-name="T2">w</text:span><text:span text:style-name="T1">.</text:span></text:p>
            <text:p text:style-name="P1"><text:span text:style-name="T1">Maintenant nous devons trouver la matrice de passage pour obtenir les vecteurs </text:span><text:span text:style-name="T2">i</text:span><text:span text:style-name="T1">, </text:span><text:span text:style-name="T2">j</text:span><text:span text:style-name="T1"> et </text:span><text:span text:style-name="T2">k</text:span><text:span text:style-name="T1"> à partir de </text:span><text:span text:style-name="T2">u</text:span><text:span text:style-name="T1">, </text:span><text:span text:style-name="T2">v</text:span><text:span text:style-name="T1"> et </text:span><text:span text:style-name="T2">w</text:span><text:span text:style-name="T1">.</text:span></text:p>
          </draw:text-box>
        </draw:frame>
        <draw:frame draw:style-name="gr6" draw:text-style-name="P3" draw:layer="layout" svg:width="2.801cm" svg:height="0.598cm" svg:x="2.599cm" svg:y="12.60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5" draw:layer="layout" svg:width="8.7cm" svg:height="2.4cm" svg:x="1.4cm" svg:y="13.5cm">
          <draw:text-box>
            <text:p text:style-name="P6"><text:span text:style-name="T1">Pour faciliter les expressions nous posons :</text:span></text:p>
            <text:p text:style-name="P6"><text:span text:style-name="T1">To simplify expression, we have :</text:span></text:p>
            <text:p text:style-name="P6"><text:span text:style-name="T1">Avec</text:span></text:p>
          </draw:text-box>
        </draw:frame>
        <draw:frame draw:style-name="gr6" draw:text-style-name="P3" draw:layer="layout" svg:width="3.265cm" svg:height="3.854cm" svg:x="10cm" svg:y="13.302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6" draw:text-style-name="P3" draw:layer="layout" svg:width="5.553cm" svg:height="1.869cm" svg:x="2.047cm" svg:y="1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9" draw:text-style-name="P3" draw:layer="layout" svg:width="3.738cm" svg:height="1.191cm" svg:x="2.4cm" svg:y="1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9" draw:text-style-name="P3" draw:layer="layout" svg:width="2.091cm" svg:height="0.787cm" svg:x="2.4cm" svg:y="19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9" draw:text-style-name="P3" draw:layer="layout" svg:width="1.845cm" svg:height="0.787cm" svg:x="2.4cm" svg:y="21.1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9" draw:text-style-name="P3" draw:layer="layout" svg:width="6.315cm" svg:height="1.191cm" svg:x="8.931cm" svg:y="1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9" draw:text-style-name="P3" draw:layer="layout" svg:width="2.978cm" svg:height="1.017cm" svg:x="9cm" svg:y="19.50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9" draw:text-style-name="P3" draw:layer="layout" svg:width="3.424cm" svg:height="0.962cm" svg:x="8.964cm" svg:y="2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9" draw:text-style-name="P3" draw:layer="layout" svg:width="8.095cm" svg:height="1.246cm" svg:x="2.3cm" svg:y="23.1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9" draw:text-style-name="P3" draw:layer="layout" svg:width="4.439cm" svg:height="1.246cm" svg:x="2.3cm" svg:y="24.882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9" draw:text-style-name="P3" draw:layer="layout" svg:width="3.297cm" svg:height="1.191cm" svg:x="2.311cm" svg:y="26.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9" draw:text-style-name="P3" draw:layer="layout" svg:width="6.336cm" svg:height="1.203cm" svg:x="2.74cm" svg:y="14.58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</draw:page>
      <draw:page draw:name="page3" draw:style-name="dp1" draw:master-page-name="Default_5f_">
        <draw:frame draw:style-name="gr19" draw:text-style-name="P3" draw:layer="layout" svg:width="3.662cm" svg:height="0.618cm" svg:x="2cm" svg:y="1.5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6" draw:text-style-name="P3" draw:layer="layout" svg:width="6.028cm" svg:height="3.875cm" svg:x="2.072cm" svg:y="2.5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6" draw:text-style-name="P3" draw:layer="layout" svg:width="7.277cm" svg:height="0.514cm" svg:x="6cm" svg:y="6.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g>
          <draw:polygon draw:style-name="gr20" draw:text-style-name="P3" draw:layer="layout" svg:width="1.999cm" svg:height="4.999cm" svg:x="2.5cm" svg:y="6.9cm" svg:viewBox="0 0 2000 5000" draw:points="2000,0 0,2000 0,5000 2000,3000">
            <text:p/>
          </draw:polygon>
          <draw:custom-shape draw:style-name="gr21" draw:text-style-name="P3" draw:layer="layout" svg:width="1.767cm" svg:height="1.2cm" draw:transform="rotate (-2.2472859448679) translate (4.7cm 9.1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2" draw:text-style-name="P3" draw:layer="layout" svg:width="1.999cm" svg:height="2.299cm" svg:x="2.5cm" svg:y="7.9cm" svg:viewBox="0 0 2000 2300" draw:points="2000,442 583,2300 0,1858 1500,0">
            <text:p/>
          </draw:polygon>
        </draw:g>
        <draw:frame draw:style-name="gr23" draw:text-style-name="P9" draw:layer="layout" svg:width="9.5cm" svg:height="5.984cm" svg:x="5.9cm" svg:y="7.6cm">
          <draw:text-box>
            <text:p text:style-name="P8"><text:span text:style-name="T4">Seuls les points du cercle à l'arrière du plan épaule, coude, hanches sont pris en compte car le coude ne tourne pas dans tous les sens.</text:span></text:p>
            <text:p text:style-name="P8"><text:span text:style-name="T4"/></text:p>
            <text:p text:style-name="P8"><text:span text:style-name="T4">We get only points of the circle behind the plane (elbow, shoulder, hips) because we can't turn the elbow everywhere.</text:span></text:p>
            <text:p text:style-name="P8"><text:span text:style-name="T4"/></text:p>
            <text:p text:style-name="P8"><text:span text:style-name="T4">a : shoulder, épaule</text:span></text:p>
            <text:p text:style-name="P8"><text:span text:style-name="T4">g : elbow, coude, center of the circle</text:span></text:p>
            <text:p text:style-name="P8"><text:span text:style-name="T4">s : hips, hanches</text:span></text:p>
            <text:p text:style-name="P8"><text:span text:style-name="T4"/></text:p>
            <text:p text:style-name="P8"><text:span text:style-name="T4">For the left elbow :</text:span></text:p>
          </draw:text-box>
        </draw:frame>
        <draw:frame draw:style-name="gr19" draw:text-style-name="P3" draw:layer="layout" svg:width="6.454cm" svg:height="8.003cm" svg:x="6.1cm" svg:y="13.6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</draw:page>
      <draw:page draw:name="page4" draw:style-name="dp1" draw:master-page-name="Default_5f_">
        <draw:line draw:style-name="gr10" draw:text-style-name="P3" draw:layer="layout" svg:x1="6cm" svg:y1="2cm" svg:x2="3cm" svg:y2="8cm">
          <text:p/>
        </draw:line>
        <draw:line draw:style-name="gr10" draw:text-style-name="P3" draw:layer="layout" svg:x1="6cm" svg:y1="8cm" svg:x2="3cm" svg:y2="8cm">
          <text:p/>
        </draw:line>
        <draw:line draw:style-name="gr10" draw:text-style-name="P3" draw:layer="layout" svg:x1="6cm" svg:y1="2cm" svg:x2="6cm" svg:y2="8cm">
          <text:p/>
        </draw:line>
        <draw:line draw:style-name="gr24" draw:text-style-name="P3" draw:layer="layout" svg:x1="6cm" svg:y1="9cm" svg:x2="3cm" svg:y2="9cm">
          <text:p/>
        </draw:line>
        <draw:frame draw:style-name="gr25" draw:text-style-name="P11" draw:layer="layout" svg:width="0.8cm" svg:height="0.692cm" svg:x="4.1cm" svg:y="8.9cm">
          <draw:text-box>
            <text:p text:style-name="P10"><text:span text:style-name="T4">A</text:span></text:p>
          </draw:text-box>
        </draw:frame>
        <draw:line draw:style-name="gr15" draw:text-style-name="P3" draw:layer="layout" svg:x1="6.3cm" svg:y1="8cm" svg:x2="6.3cm" svg:y2="7cm">
          <text:p/>
        </draw:line>
        <draw:frame draw:style-name="gr19" draw:text-style-name="P3" draw:layer="layout" svg:width="0.594cm" svg:height="0.495cm" svg:x="6.306cm" svg:y="7.5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9" draw:text-style-name="P3" draw:layer="layout" svg:width="1.14cm" svg:height="1.105cm" svg:x="7.1cm" svg:y="4.395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line draw:style-name="gr24" draw:text-style-name="P3" draw:layer="layout" svg:x1="7.1cm" svg:y1="8cm" svg:x2="7.1cm" svg:y2="2cm">
          <text:p/>
        </draw:line>
        <draw:line draw:style-name="gr24" draw:text-style-name="P3" draw:layer="layout" svg:x1="2.7cm" svg:y1="7.8cm" svg:x2="5.7cm" svg:y2="2cm">
          <text:p/>
        </draw:line>
        <draw:frame draw:style-name="gr5" draw:text-style-name="P11" draw:layer="layout" svg:width="0.6cm" svg:height="0.8cm" svg:x="3.7cm" svg:y="4.3cm">
          <draw:text-box>
            <text:p text:style-name="P10"><text:span text:style-name="T4">b</text:span></text:p>
          </draw:text-box>
        </draw:frame>
        <draw:custom-shape draw:style-name="gr26" draw:text-style-name="P3" draw:layer="Layout" svg:width="0.3cm" svg:height="0.3cm" svg:x="5.7cm" svg:y="7.7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8.5cm" svg:height="2.015cm" svg:x="8cm" svg:y="2cm">
          <draw:text-box>
            <text:p text:style-name="P10"><text:span text:style-name="T4">b représente la longueur du demi-bras entre l'épaule et le coude.</text:span></text:p>
            <text:p text:style-name="P10"><text:span text:style-name="T4">b is the lenght of the half arm from the shoulder to the elbow.</text:span></text:p>
          </draw:text-box>
        </draw:frame>
        <draw:frame draw:style-name="gr19" draw:text-style-name="P3" draw:layer="layout" svg:width="2.99cm" svg:height="0.684cm" svg:x="9.71cm" svg:y="4.31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4:03:35.856952244</meta:creation-date>
    <dc:date>2015-09-15T22:42:19.593140672</dc:date>
    <meta:editing-duration>PT2H15M21S</meta:editing-duration>
    <meta:editing-cycles>21</meta:editing-cycles>
    <meta:generator>LibreOffice/4.3.3.2$Linux_x86 LibreOffice_project/430m0$Build-2</meta:generator>
    <meta:document-statistic meta:object-count="81"/>
  </office:meta>
</office:document-meta>
</file>

<file path=Object 12/content.xml><?xml version="1.0" encoding="utf-8"?>
<math xmlns="http://www.w3.org/1998/Math/MathML" display="block">
  <semantics>
    <mover accent="true">
      <mi>u</mi>
      <mo stretchy="false">⃗</mo>
    </mover>
    <annotation encoding="StarMath 5.0">vec u</annotation>
  </semantics>
</math>
</file>

<file path=Object 13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5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n>0</mn>
    </mrow>
    <annotation encoding="StarMath 5.0">vec u cdot vec v = 0</annotation>
  </semantics>
</math>
</file>

<file path=Object 16/content.xml><?xml version="1.0" encoding="utf-8"?>
<math xmlns="http://www.w3.org/1998/Math/MathML" display="block">
  <semantics>
    <mover accent="true">
      <mi>w</mi>
      <mo stretchy="false">⃗</mo>
    </mover>
    <annotation encoding="StarMath 5.0">vec w</annotation>
  </semantics>
</math>
</file>

<file path=Object 17/content.xml><?xml version="1.0" encoding="utf-8"?>
<math xmlns="http://www.w3.org/1998/Math/MathML" display="block">
  <semantics>
    <mrow>
      <mo stretchy="false">−</mo>
      <mover accent="true">
        <mi>w</mi>
        <mo stretchy="false">⃗</mo>
      </mover>
    </mrow>
    <annotation encoding="StarMath 5.0">-vec w</annotation>
  </semantics>
</math>
</file>

<file path=Object 18/content.xml><?xml version="1.0" encoding="utf-8"?>
<math xmlns="http://www.w3.org/1998/Math/MathML" display="block">
  <semantics>
    <mover accent="true">
      <mi>w</mi>
      <mo stretchy="false">⃗</mo>
    </mover>
    <annotation encoding="StarMath 5.0">vec w</annotation>
  </semantics>
</math>
</file>

<file path=Object 19/content.xml><?xml version="1.0" encoding="utf-8"?>
<math xmlns="http://www.w3.org/1998/Math/MathML" display="block">
  <semantics>
    <mover accent="true">
      <mi>u</mi>
      <mo stretchy="false">⃗</mo>
    </mover>
    <annotation encoding="StarMath 5.0">vec u</annotation>
  </semantics>
</math>
</file>

<file path=Object 20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21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22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3/content.xml><?xml version="1.0" encoding="utf-8"?>
<math xmlns="http://www.w3.org/1998/Math/MathML" display="block">
  <semantics>
    <mover accent="true">
      <mi>p</mi>
      <mo stretchy="false">⃗</mo>
    </mover>
    <annotation encoding="StarMath 5.0">vec p</annotation>
  </semantics>
</math>
</file>

<file path=Object 24/content.xml><?xml version="1.0" encoding="utf-8"?>
<math xmlns="http://www.w3.org/1998/Math/MathML" display="block">
  <semantics>
    <mtable>
      <mtr>
        <mtd>
          <mrow>
            <mi>B</mi>
            <mi mathvariant="normal">:</mi>
            <mrow>
              <mo fence="true" stretchy="true">(</mo>
              <mrow>
                <mtable>
                  <mtr>
                    <mtd>
                      <mover accent="true">
                        <mi>i</mi>
                        <mo stretchy="false">⃗</mo>
                      </mover>
                    </mtd>
                    <mtd>
                      <mover accent="true">
                        <mi>j</mi>
                        <mo stretchy="false">⃗</mo>
                      </mover>
                    </mtd>
                    <mtd>
                      <mover accent="true">
                        <mi>k</mi>
                        <mo stretchy="false">⃗</mo>
                      </mover>
                    </mtd>
                  </mtr>
                </mtable>
              </mrow>
              <mo fence="true" stretchy="true">)</mo>
            </mrow>
          </mrow>
        </mtd>
      </mtr>
      <mtr>
        <mtd>
          <mrow>
            <mi>B</mi>
            <mi>'</mi>
            <mi mathvariant="normal">:</mi>
            <mrow>
              <mo fence="true" stretchy="true">(</mo>
              <mrow>
                <mtable>
                  <mtr>
                    <mtd>
                      <mover accent="true">
                        <mi>u</mi>
                        <mo stretchy="false">⃗</mo>
                      </mover>
                    </mtd>
                    <mtd>
                      <mover accent="true">
                        <mi>v</mi>
                        <mo stretchy="false">⃗</mo>
                      </mover>
                    </mtd>
                    <mtd>
                      <mover accent="true">
                        <mi>w</mi>
                        <mo stretchy="false">⃗</mo>
                      </mover>
                    </mtd>
                  </mtr>
                </mtable>
              </mrow>
              <mo fence="true" stretchy="true">)</mo>
            </mrow>
          </mrow>
        </mtd>
      </mtr>
    </mtable>
    <annotation encoding="StarMath 5.0">B : left ( matrix { vec i # vec j # vec k } right ) newline
B' : left ( matrix { vec u # vec v # vec w } right )</annotation>
  </semantics>
</math>
</file>

<file path=Object 25/content.xml><?xml version="1.0" encoding="utf-8"?>
<math xmlns="http://www.w3.org/1998/Math/MathML" display="block">
  <semantics>
    <mrow>
      <mover accent="true">
        <mi>c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row>
        <mo fence="true" stretchy="false">(</mo>
        <mrow>
          <mrow>
            <mi>cos</mi>
            <mrow>
              <mo fence="true" stretchy="false">(</mo>
              <mrow>
                <mi>t</mi>
              </mrow>
              <mo fence="true" stretchy="false">)</mo>
            </mrow>
            <mrow>
              <mover accent="true">
                <mi>u</mi>
                <mo stretchy="false">⃗</mo>
              </mover>
              <mo stretchy="false">+</mo>
              <mi>sin</mi>
            </mrow>
            <mrow>
              <mo fence="true" stretchy="false">(</mo>
              <mrow>
                <mi>t</mi>
              </mrow>
              <mo fence="true" stretchy="false">)</mo>
            </mrow>
            <mover accent="true">
              <mi>v</mi>
              <mo stretchy="false">⃗</mo>
            </mover>
          </mrow>
        </mrow>
        <mo fence="true" stretchy="false">)</mo>
      </mrow>
      <mi>,</mi>
      <mrow>
        <mn>0</mn>
        <mo stretchy="false">≤</mo>
        <mi>t</mi>
        <mo stretchy="false">&lt;</mo>
        <mn>2</mn>
      </mrow>
      <mi mathvariant="normal">π</mi>
    </mrow>
    <annotation encoding="StarMath 5.0">vec c( t) = A(cos(t)vec u + sin(t)vec v), 0&lt;= t &lt; 2 %ipi </annotation>
  </semantics>
</math>
</file>

<file path=Object 26/content.xml><?xml version="1.0" encoding="utf-8"?>
<math xmlns="http://www.w3.org/1998/Math/MathML" display="block">
  <semantics>
    <mtable>
      <mtr>
        <mtd>
          <mrow>
            <mover accent="true">
              <mi>w</mi>
              <mo stretchy="false">⃗</mo>
            </mover>
            <mo stretchy="false">=</mo>
            <mfrac>
              <mover accent="true">
                <mi mathvariant="italic">ca</mi>
                <mo stretchy="true">⃗</mo>
              </mover>
              <mrow>
                <mo fence="true" stretchy="true">‖</mo>
                <mrow>
                  <mover accent="true">
                    <mi mathvariant="italic">ca</mi>
                    <mo stretchy="true">⃗</mo>
                  </mover>
                </mrow>
                <mo fence="true" stretchy="true">‖</mo>
              </mrow>
            </mfrac>
          </mrow>
        </mtd>
      </mtr>
      <mtr>
        <mtd>
          <mrow>
            <mover accent="true">
              <mi>v</mi>
              <mo stretchy="false">⃗</mo>
            </mover>
            <mo stretchy="false">=</mo>
            <mrow>
              <mover accent="true">
                <mi>w</mi>
                <mo stretchy="false">⃗</mo>
              </mover>
              <mo stretchy="false">∧</mo>
              <mover accent="true">
                <mi>u</mi>
                <mo stretchy="false">⃗</mo>
              </mover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⋅</mo>
              <mover accent="true">
                <mi>u</mi>
                <mo stretchy="false">⃗</mo>
              </mover>
            </mrow>
            <mo stretchy="false">=</mo>
            <mn>0</mn>
          </mrow>
        </mtd>
      </mtr>
    </mtable>
    <annotation encoding="StarMath 5.0">vec w = {widevec ca} over {left ldline {widevec ca} right ldline} newline
vec v = vec w &amp; vec u newline
vec w cdot vec u = 0</annotation>
  </semantics>
</math>
</file>

<file path=Object 27/content.xml><?xml version="1.0" encoding="utf-8"?>
<math xmlns="http://www.w3.org/1998/Math/MathML" display="block">
  <semantics>
    <mrow>
      <mover accent="true">
        <mi>U</mi>
        <mo stretchy="false">⃗</mo>
      </mover>
      <mi mathvariant="normal">:</mi>
      <mrow>
        <mo fence="true" stretchy="true">(</mo>
        <mrow>
          <mtable>
            <mtr>
              <mtd>
                <mfrac>
                  <mrow>
                    <mrow>
                      <mo stretchy="false">−</mo>
                      <msub>
                        <mi>W</mi>
                        <mi>y</mi>
                      </msub>
                    </mrow>
                    <mo stretchy="false">⋅</mo>
                    <msub>
                      <mi>U</mi>
                      <mi>y</mi>
                    </msub>
                  </mrow>
                  <msub>
                    <mi>W</mi>
                    <mi>x</mi>
                  </msub>
                </mfrac>
              </mtd>
              <mtd>
                <mfrac>
                  <mrow>
                    <mo stretchy="false">−</mo>
                    <msub>
                      <mi>W</mi>
                      <mi>x</mi>
                    </msub>
                  </mrow>
                  <msqrt>
                    <mrow>
                      <msubsup>
                        <mi>W</mi>
                        <mi>x</mi>
                        <mn>2</mn>
                      </msubsup>
                      <mo stretchy="false">+</mo>
                      <msubsup>
                        <mi>W</mi>
                        <mi>y</mi>
                        <mn>2</mn>
                      </msubsup>
                    </mrow>
                  </msqrt>
                </mfrac>
              </mtd>
              <mtd>
                <mn>0</mn>
              </mtd>
            </mtr>
          </mtable>
        </mrow>
        <mo fence="true" stretchy="true">)</mo>
      </mrow>
    </mrow>
    <annotation encoding="StarMath 5.0">vec U : left ( matrix { {-W_{y}cdot U_{y} } over {W_{x}}  # {-W_{x}} over {sqrt{W_{x}^{2} + W_{y}^{2}}}  # 0 } right ) newline
</annotation>
  </semantics>
</math>
</file>

<file path=Object 28/content.xml><?xml version="1.0" encoding="utf-8"?>
<math xmlns="http://www.w3.org/1998/Math/MathML" display="block">
  <semantics>
    <mrow>
      <msubsup>
        <mi>P</mi>
        <mi>B</mi>
        <mrow>
          <mi>B</mi>
          <mi>'</mi>
        </mrow>
      </msubsup>
      <mo stretchy="false">=</mo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o stretchy="false">⋅</mo>
        <mrow>
          <mo fence="true" stretchy="true">(</mo>
          <mrow>
            <mtable>
              <mtr>
                <mtd>
                  <mover accent="true">
                    <mi>u</mi>
                    <mo stretchy="false">⃗</mo>
                  </mover>
                </mtd>
                <mtd>
                  <mover accent="true">
                    <mi>v</mi>
                    <mo stretchy="false">⃗</mo>
                  </mover>
                </mtd>
                <mtd>
                  <mover accent="true">
                    <mi>w</mi>
                    <mo stretchy="false">⃗</mo>
                  </mover>
                </mtd>
              </mtr>
            </mtable>
          </mrow>
          <mo fence="true" stretchy="true">)</mo>
        </mrow>
      </mrow>
    </mrow>
    <annotation encoding="StarMath 5.0">P_B^{B'} = left ( matrix { 1 # 1 # 1 ## 1 # 1 # 1 ## 0 # 1 # 1 } right ) cdot left (  matrix {vec u # vec v # vec w} right )</annotation>
  </semantics>
</math>
</file>

<file path=Object 29/content.xml><?xml version="1.0" encoding="utf-8"?>
<math xmlns="http://www.w3.org/1998/Math/MathML" display="block">
  <semantics>
    <mrow>
      <mrow>
        <msup>
          <mrow>
            <mo fence="true" stretchy="false">(</mo>
            <mrow>
              <msubsup>
                <mi>P</mi>
                <mi>B</mi>
                <mrow>
                  <mi>B</mi>
                  <mi>'</mi>
                </mrow>
              </msubsup>
            </mrow>
            <mo fence="true" stretchy="false">)</mo>
          </mrow>
          <mrow>
            <mo stretchy="false">−</mo>
            <mn>1</mn>
          </mrow>
        </msup>
        <mo stretchy="false">⋅</mo>
        <msubsup>
          <mi>P</mi>
          <mi>B</mi>
          <mrow>
            <mi>B</mi>
            <mi>'</mi>
          </mrow>
        </msubsup>
      </mrow>
      <mo stretchy="false">=</mo>
      <msub>
        <mi>I</mi>
        <mn>3</mn>
      </msub>
    </mrow>
    <annotation encoding="StarMath 5.0">(P_B^{B'})^{-1} cdot P_B^{B'} = I_3</annotation>
  </semantics>
</math>
</file>

<file path=Object 30/content.xml><?xml version="1.0" encoding="utf-8"?>
<math xmlns="http://www.w3.org/1998/Math/MathML" display="block">
  <semantics>
    <mtable>
      <mtr>
        <mtd>
          <mrow>
            <msub>
              <mi mathvariant="normal">γ</mi>
              <mi>v</mi>
            </msub>
            <mo stretchy="false">=</mo>
            <mfrac>
              <msub>
                <mi>u</mi>
                <mi>x</mi>
              </msub>
              <mrow>
                <msub>
                  <mi>u</mi>
                  <mi>x</mi>
                </msub>
                <mrow>
                  <msub>
                    <mi>v</mi>
                    <mi>y</mi>
                  </msub>
                  <mo stretchy="false">−</mo>
                  <msub>
                    <mi>v</mi>
                    <mi>x</mi>
                  </msub>
                </mrow>
                <msub>
                  <mi>u</mi>
                  <mi>y</mi>
                </msub>
              </mrow>
            </mfrac>
          </mrow>
        </mtd>
      </mtr>
      <mtr>
        <mtd>
          <mrow/>
        </mtd>
      </mtr>
      <mtr>
        <mtd>
          <mrow>
            <msub>
              <mi mathvariant="normal">γ</mi>
              <mi>w</mi>
            </msub>
            <mo stretchy="false">=</mo>
            <mfrac>
              <msub>
                <mi>u</mi>
                <mi>x</mi>
              </msub>
              <mrow>
                <msub>
                  <mi>u</mi>
                  <mi>x</mi>
                </msub>
                <mrow>
                  <msub>
                    <mi>w</mi>
                    <mi>y</mi>
                  </msub>
                  <mo stretchy="false">−</mo>
                  <msub>
                    <mi>w</mi>
                    <mi>x</mi>
                  </msub>
                </mrow>
                <msub>
                  <mi>u</mi>
                  <mi>y</mi>
                </msub>
              </mrow>
            </mfrac>
          </mrow>
        </mtd>
      </mtr>
      <mtr>
        <mtd>
          <mrow/>
        </mtd>
      </mtr>
      <mtr>
        <mtd>
          <mrow>
            <mrow>
              <mi mathvariant="normal">λ</mi>
              <mo stretchy="false">=</mo>
              <msub>
                <mi mathvariant="normal">γ</mi>
                <mi>w</mi>
              </msub>
            </mrow>
            <mrow>
              <msub>
                <mi>w</mi>
                <mi>z</mi>
              </msub>
              <mo stretchy="false">−</mo>
              <msub>
                <mi mathvariant="normal">γ</mi>
                <mi>v</mi>
              </msub>
            </mrow>
            <msub>
              <mi>v</mi>
              <mi>z</mi>
            </msub>
          </mrow>
        </mtd>
      </mtr>
    </mtable>
    <annotation encoding="StarMath 5.0">%gamma_v = {u_x} over {u_x v_y - v_x u_y} newline newline
%gamma_w = {u_x} over {u_x w_y - w_x u_y} newline newline
%lambda = %gamma_w w_z - %gamma_v v_z</annotation>
  </semantics>
</math>
</file>

<file path=Object 31/content.xml><?xml version="1.0" encoding="utf-8"?>
<math xmlns="http://www.w3.org/1998/Math/MathML" display="block">
  <semantics>
    <mrow>
      <msup>
        <mrow>
          <mo fence="true" stretchy="false">(</mo>
          <mrow>
            <msubsup>
              <mi>P</mi>
              <mi>B</mi>
              <mrow>
                <mi>B</mi>
                <mi>'</mi>
              </mrow>
            </msubsup>
          </mrow>
          <mo fence="true" stretchy="false">)</mo>
        </mrow>
        <mrow>
          <mo stretchy="false">−</mo>
          <mn>1</mn>
        </mrow>
      </msup>
      <mo stretchy="false">=</mo>
      <msubsup>
        <mi>P</mi>
        <mrow>
          <mi>B</mi>
          <mi>'</mi>
        </mrow>
        <mi>B</mi>
      </msubsup>
      <mo stretchy="false">=</mo>
      <mrow>
        <mo fence="true" stretchy="true">(</mo>
        <mrow>
          <mtable>
            <mtr>
              <mtd>
                <msub>
                  <mi>p</mi>
                  <mn>1,1</mn>
                </msub>
              </mtd>
              <mtd>
                <msub>
                  <mi>p</mi>
                  <mn>2,1</mn>
                </msub>
              </mtd>
              <mtd>
                <msub>
                  <mi>p</mi>
                  <mn>3,1</mn>
                </msub>
              </mtd>
            </mtr>
            <mtr>
              <mtd>
                <msub>
                  <mi>p</mi>
                  <mn>1,2</mn>
                </msub>
              </mtd>
              <mtd>
                <msub>
                  <mi>p</mi>
                  <mn>2,2</mn>
                </msub>
              </mtd>
              <mtd>
                <msub>
                  <mi>p</mi>
                  <mn>2,3</mn>
                </msub>
              </mtd>
            </mtr>
            <mtr>
              <mtd>
                <msub>
                  <mi>p</mi>
                  <mn>1,3</mn>
                </msub>
              </mtd>
              <mtd>
                <msub>
                  <mi>p</mi>
                  <mn>2,3</mn>
                </msub>
              </mtd>
              <mtd>
                <msub>
                  <mi>p</mi>
                  <mn>3,3</mn>
                </msub>
              </mtd>
            </mtr>
          </mtable>
        </mrow>
        <mo fence="true" stretchy="true">)</mo>
      </mrow>
    </mrow>
    <annotation encoding="StarMath 5.0">(P_B^{B'})^{-1} = P_{B'}^B = left ( matrix { p_{1,1} # p_{2,1} # p_{3,1} ## p_{1,2} # p_{2,2} # p_{2,3} ## p_{1,3} # p_{2,3} # p_{3,3} } right )</annotation>
  </semantics>
</math>
</file>

<file path=Object 32/content.xml><?xml version="1.0" encoding="utf-8"?>
<math xmlns="http://www.w3.org/1998/Math/MathML" display="block">
  <semantics>
    <mrow>
      <msub>
        <mi>p</mi>
        <mn>3,1</mn>
      </msub>
      <mo stretchy="false">=</mo>
      <mfrac>
        <mrow>
          <msub>
            <mi mathvariant="normal">γ</mi>
            <mi>v</mi>
          </msub>
          <mrow>
            <msub>
              <mi>v</mi>
              <mi>x</mi>
            </msub>
            <mo stretchy="false">−</mo>
            <msub>
              <mi mathvariant="normal">γ</mi>
              <mi>w</mi>
            </msub>
          </mrow>
          <msub>
            <mi>w</mi>
            <mi>x</mi>
          </msub>
        </mrow>
        <mrow>
          <msub>
            <mi>u</mi>
            <mi>x</mi>
          </msub>
          <mi mathvariant="normal">λ</mi>
        </mrow>
      </mfrac>
    </mrow>
    <annotation encoding="StarMath 5.0">p_{3,1} = {%gamma_v v_x - %gamma_w w_x} over {u_x %lambda}</annotation>
  </semantics>
</math>
</file>

<file path=Object 33/content.xml><?xml version="1.0" encoding="utf-8"?>
<math xmlns="http://www.w3.org/1998/Math/MathML" display="block">
  <semantics>
    <mrow>
      <msub>
        <mi>p</mi>
        <mn>3,2</mn>
      </msub>
      <mo stretchy="false">=</mo>
      <mfrac>
        <mrow>
          <mo stretchy="false">−</mo>
          <msub>
            <mi mathvariant="normal">γ</mi>
            <mi>v</mi>
          </msub>
        </mrow>
        <mi mathvariant="normal">λ</mi>
      </mfrac>
    </mrow>
    <annotation encoding="StarMath 5.0">p_{3,2} = {-%gamma_v} over %lambda</annotation>
  </semantics>
</math>
</file>

<file path=Object 34/content.xml><?xml version="1.0" encoding="utf-8"?>
<math xmlns="http://www.w3.org/1998/Math/MathML" display="block">
  <semantics>
    <mrow>
      <msub>
        <mi>p</mi>
        <mn>3,2</mn>
      </msub>
      <mo stretchy="false">=</mo>
      <mfrac>
        <msub>
          <mi mathvariant="normal">γ</mi>
          <mi>w</mi>
        </msub>
        <mi mathvariant="normal">λ</mi>
      </mfrac>
    </mrow>
    <annotation encoding="StarMath 5.0">p_{3,2} = %gamma_w over %lambda</annotation>
  </semantics>
</math>
</file>

<file path=Object 35/content.xml><?xml version="1.0" encoding="utf-8"?>
<math xmlns="http://www.w3.org/1998/Math/MathML" display="block">
  <semantics>
    <mrow>
      <msub>
        <mi>p</mi>
        <mn>2,1</mn>
      </msub>
      <mo stretchy="false">=</mo>
      <mrow>
        <mfrac>
          <mrow>
            <mrow>
              <mo stretchy="false">−</mo>
              <msub>
                <mi>v</mi>
                <mi>x</mi>
              </msub>
            </mrow>
            <msub>
              <mi mathvariant="normal">γ</mi>
              <mi>v</mi>
            </msub>
          </mrow>
          <msub>
            <mi>u</mi>
            <mi>x</mi>
          </msub>
        </mfrac>
        <mo stretchy="false">+</mo>
        <mfrac>
          <mrow>
            <msub>
              <mi mathvariant="normal">γ</mi>
              <mi>v</mi>
            </msub>
            <msub>
              <mi>v</mi>
              <mi>z</mi>
            </msub>
            <msub>
              <mi mathvariant="normal">γ</mi>
              <mi>w</mi>
            </msub>
            <mrow>
              <msub>
                <mi>w</mi>
                <mi>x</mi>
              </msub>
              <mo stretchy="false">−</mo>
              <msub>
                <mi mathvariant="normal">γ</mi>
                <mi>v</mi>
              </msub>
            </mrow>
            <msub>
              <mi>v</mi>
              <mi>x</mi>
            </msub>
          </mrow>
          <mrow>
            <msub>
              <mi>u</mi>
              <mi>x</mi>
            </msub>
            <mi mathvariant="normal">λ</mi>
          </mrow>
        </mfrac>
      </mrow>
    </mrow>
    <annotation encoding="StarMath 5.0">p_{2,1} = {-v_x %gamma_v} over u_x + {%gamma_v v_z %gamma_w w_x - %gamma_v v_x} over {u_x %lambda}</annotation>
  </semantics>
</math>
</file>

<file path=Object 36/content.xml><?xml version="1.0" encoding="utf-8"?>
<math xmlns="http://www.w3.org/1998/Math/MathML" display="block">
  <semantics>
    <mrow>
      <msub>
        <mi>p</mi>
        <mn>2,2</mn>
      </msub>
      <mo stretchy="false">=</mo>
      <mrow>
        <msub>
          <mi mathvariant="normal">γ</mi>
          <mi>v</mi>
        </msub>
        <mo stretchy="false">+</mo>
        <mfrac>
          <mrow>
            <msubsup>
              <mi mathvariant="normal">γ</mi>
              <mi>v</mi>
              <mn>2</mn>
            </msubsup>
            <msub>
              <mi>v</mi>
              <mi>z</mi>
            </msub>
          </mrow>
          <mi mathvariant="normal">λ</mi>
        </mfrac>
      </mrow>
    </mrow>
    <annotation encoding="StarMath 5.0">p_{2,2} = %gamma_v + {%gamma_v^2 v_z} over %lambda</annotation>
  </semantics>
</math>
</file>

<file path=Object 37/content.xml><?xml version="1.0" encoding="utf-8"?>
<math xmlns="http://www.w3.org/1998/Math/MathML" display="block">
  <semantics>
    <mrow>
      <msub>
        <mi>p</mi>
        <mn>2,3</mn>
      </msub>
      <mo stretchy="false">=</mo>
      <mfrac>
        <mrow>
          <mrow>
            <mo stretchy="false">−</mo>
            <msub>
              <mi mathvariant="normal">γ</mi>
              <mi>w</mi>
            </msub>
          </mrow>
          <msub>
            <mi mathvariant="normal">γ</mi>
            <mi>v</mi>
          </msub>
          <mi>v</mi>
          <mn>.</mn>
          <mi>z</mi>
        </mrow>
        <mi mathvariant="normal">λ</mi>
      </mfrac>
    </mrow>
    <annotation encoding="StarMath 5.0">p_{2,3} = {-%gamma_w %gamma_v v.z} over %lambda</annotation>
  </semantics>
</math>
</file>

<file path=Object 38/content.xml><?xml version="1.0" encoding="utf-8"?>
<math xmlns="http://www.w3.org/1998/Math/MathML" display="block">
  <semantics>
    <mrow>
      <msub>
        <mi>p</mi>
        <mn>1,1</mn>
      </msub>
      <mo stretchy="false">=</mo>
      <mrow>
        <mfrac>
          <mn>1</mn>
          <msub>
            <mi>u</mi>
            <mi>x</mi>
          </msub>
        </mfrac>
        <mo stretchy="false">+</mo>
        <mfrac>
          <mrow>
            <msub>
              <mi>v</mi>
              <mi>x</mi>
            </msub>
            <msub>
              <mi mathvariant="normal">γ</mi>
              <mi>v</mi>
            </msub>
            <msub>
              <mi>u</mi>
              <mi>y</mi>
            </msub>
          </mrow>
          <msubsup>
            <mi>u</mi>
            <mi>x</mi>
            <mn>2</mn>
          </msubsup>
        </mfrac>
        <mo stretchy="false">+</mo>
        <mfrac>
          <mrow>
            <msub>
              <mi mathvariant="normal">γ</mi>
              <mi>v</mi>
            </msub>
            <msub>
              <mi>v</mi>
              <mi>z</mi>
            </msub>
            <msub>
              <mi>u</mi>
              <mi>y</mi>
            </msub>
            <mrow>
              <mo fence="true" stretchy="false">(</mo>
              <mrow>
                <mrow>
                  <msub>
                    <mi mathvariant="normal">γ</mi>
                    <mi>v</mi>
                  </msub>
                  <mrow>
                    <msub>
                      <mi>v</mi>
                      <mi>x</mi>
                    </msub>
                    <mo stretchy="false">−</mo>
                    <msub>
                      <mi mathvariant="normal">γ</mi>
                      <mi>w</mi>
                    </msub>
                  </mrow>
                  <msub>
                    <mi>w</mi>
                    <mi>x</mi>
                  </msub>
                </mrow>
              </mrow>
              <mo fence="true" stretchy="false">)</mo>
            </mrow>
          </mrow>
          <mrow>
            <msubsup>
              <mi>u</mi>
              <mi>x</mi>
              <mn>2</mn>
            </msubsup>
            <mi mathvariant="normal">λ</mi>
          </mrow>
        </mfrac>
      </mrow>
    </mrow>
    <annotation encoding="StarMath 5.0">p_{1,1} = 1 over u_x + {v_x %gamma_v u_y} over {u_x^2} + {%gamma_v v_z u_y (%gamma_v v_x - %gamma_w w_x) } over {u_x^2 %lambda}</annotation>
  </semantics>
</math>
</file>

<file path=Object 39/content.xml><?xml version="1.0" encoding="utf-8"?>
<math xmlns="http://www.w3.org/1998/Math/MathML" display="block">
  <semantics>
    <mrow>
      <msub>
        <mi>p</mi>
        <mn>1,2</mn>
      </msub>
      <mo stretchy="false">=</mo>
      <mrow>
        <mfrac>
          <mrow>
            <mo stretchy="false">−</mo>
            <mrow>
              <msubsup>
                <mi mathvariant="normal">γ</mi>
                <mi>v</mi>
                <mn>2</mn>
              </msubsup>
              <msub>
                <mi>u</mi>
                <mi>y</mi>
              </msub>
              <msub>
                <mi>v</mi>
                <mi>z</mi>
              </msub>
            </mrow>
          </mrow>
          <mrow>
            <mi mathvariant="normal">λ</mi>
            <msub>
              <mi>u</mi>
              <mi>x</mi>
            </msub>
          </mrow>
        </mfrac>
        <mo stretchy="false">−</mo>
        <mfrac>
          <mrow>
            <msub>
              <mi mathvariant="normal">γ</mi>
              <mi>v</mi>
            </msub>
            <msub>
              <mi>u</mi>
              <mi>y</mi>
            </msub>
          </mrow>
          <msub>
            <mi>u</mi>
            <mi>x</mi>
          </msub>
        </mfrac>
      </mrow>
    </mrow>
    <annotation encoding="StarMath 5.0">p_{1,2} = - {%gamma_v^2 u_y v_z} over {%lambda u_x} - {%gamma_v u_y} over u_x</annotation>
  </semantics>
</math>
</file>

<file path=Object 40/content.xml><?xml version="1.0" encoding="utf-8"?>
<math xmlns="http://www.w3.org/1998/Math/MathML" display="block">
  <semantics>
    <mrow>
      <msub>
        <mi>p</mi>
        <mn>1,3</mn>
      </msub>
      <mo stretchy="false">=</mo>
      <mfrac>
        <mrow>
          <msub>
            <mi>u</mi>
            <mi>y</mi>
          </msub>
          <msub>
            <mi mathvariant="normal">γ</mi>
            <mi>v</mi>
          </msub>
          <msub>
            <mi mathvariant="normal">γ</mi>
            <mi>w</mi>
          </msub>
          <msub>
            <mi>v</mi>
            <mi>z</mi>
          </msub>
        </mrow>
        <mrow>
          <msub>
            <mi>u</mi>
            <mi>x</mi>
          </msub>
          <mi mathvariant="normal">λ</mi>
        </mrow>
      </mfrac>
    </mrow>
    <annotation encoding="StarMath 5.0">p_{1,3} = {u_y %gamma_v %gamma_w v_z} over {u_x %lambda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ubsup>
                <mi>v</mi>
                <mi>x</mi>
                <mn>2</mn>
              </msubsup>
              <mo stretchy="false">&gt;</mo>
              <mrow>
                <mi mathvariant="normal">ϵ</mi>
                <mo stretchy="false">∨</mo>
                <msubsup>
                  <mi>v</mi>
                  <mi>y</mi>
                  <mn>2</mn>
                </msubsup>
              </mrow>
              <mo stretchy="false">&gt;</mo>
              <mi mathvariant="normal">ϵ</mi>
            </mrow>
            <mi>,</mi>
            <mrow>
              <msub>
                <mi>u</mi>
                <mi>x</mi>
              </msub>
              <mo stretchy="false">≠</mo>
              <mn>0,</mn>
            </mrow>
            <mrow>
              <mi mathvariant="normal">λ</mi>
              <mo stretchy="false">≠</mo>
              <mn>0</mn>
            </mrow>
          </mrow>
        </mtd>
      </mtr>
      <mtr>
        <mtd>
          <mrow>
            <msub>
              <mi>u</mi>
              <mi>x</mi>
            </msub>
            <mrow>
              <msub>
                <mi>v</mi>
                <mi>y</mi>
              </msub>
              <mo stretchy="false">−</mo>
              <msub>
                <mi>v</mi>
                <mi>x</mi>
              </msub>
            </mrow>
            <mrow>
              <msub>
                <mi>u</mi>
                <mi>y</mi>
              </msub>
              <mo stretchy="false">≠</mo>
              <mn>0,</mn>
            </mrow>
            <msub>
              <mi>u</mi>
              <mi>x</mi>
            </msub>
            <mrow>
              <msub>
                <mi>w</mi>
                <mi>y</mi>
              </msub>
              <mo stretchy="false">−</mo>
              <msub>
                <mi>w</mi>
                <mi>x</mi>
              </msub>
            </mrow>
            <mrow>
              <msub>
                <mi>u</mi>
                <mi>y</mi>
              </msub>
              <mo stretchy="false">≠</mo>
              <mn>0</mn>
            </mrow>
          </mrow>
        </mtd>
      </mtr>
    </mtable>
    <annotation encoding="StarMath 5.0">v_x^2 &gt; %epsilon | v_y^2 &gt; %epsilon, u_x &lt;&gt; 0, %lambda &lt;&gt; 0 newline
u_x v_y - v_x u_y &lt;&gt; 0, u_x w_y - w_x u_y &lt;&gt; 0</annotation>
  </semantics>
</math>
</file>

<file path=Object 42/content.xml><?xml version="1.0" encoding="utf-8"?>
<math xmlns="http://www.w3.org/1998/Math/MathML" display="block">
  <semantics>
    <mrow>
      <mi mathvariant="italic">Avec</mi>
      <mrow>
        <msubsup>
          <mi>v</mi>
          <mi>x</mi>
          <mn>2</mn>
        </msubsup>
        <mo stretchy="false">≤</mo>
        <mrow>
          <mi mathvariant="normal">ϵ</mi>
          <mo stretchy="false">∧</mo>
          <msubsup>
            <mi>v</mi>
            <mi>y</mi>
            <mn>2</mn>
          </msubsup>
        </mrow>
        <mo stretchy="false">≤</mo>
        <mi mathvariant="normal">ϵ</mi>
      </mrow>
    </mrow>
    <annotation encoding="StarMath 5.0">Avec v_x^2 &lt;= %epsilon &amp; v_y^2 &lt;= %epsilon</annotation>
  </semantics>
</math>
</file>

<file path=Object 43/content.xml><?xml version="1.0" encoding="utf-8"?>
<math xmlns="http://www.w3.org/1998/Math/MathML" display="block">
  <semantics>
    <mrow>
      <msubsup>
        <mi>P</mi>
        <mi>B</mi>
        <mrow>
          <mi>B</mi>
          <mi>'</mi>
        </mrow>
      </msubsup>
      <mo stretchy="false">=</mo>
      <mrow>
        <mo fence="true" stretchy="true">(</mo>
        <mrow>
          <mtable>
            <mtr>
              <mtd>
                <mrow>
                  <mfrac>
                    <mn>1</mn>
                    <msub>
                      <mi>u</mi>
                      <mi>x</mi>
                    </msub>
                  </mfrac>
                  <mo stretchy="false">+</mo>
                  <mfrac>
                    <mrow>
                      <msub>
                        <mi mathvariant="normal">γ</mi>
                        <mi>w</mi>
                      </msub>
                      <msub>
                        <mi>u</mi>
                        <mi>y</mi>
                      </msub>
                      <msub>
                        <mi>w</mi>
                        <mi>x</mi>
                      </msub>
                    </mrow>
                    <msubsup>
                      <mi>u</mi>
                      <mi>x</mi>
                      <mn>2</mn>
                    </msubsup>
                  </mfrac>
                </mrow>
              </mtd>
              <mtd>
                <mfrac>
                  <mrow>
                    <mrow>
                      <mo stretchy="false">−</mo>
                      <msub>
                        <mi mathvariant="normal">γ</mi>
                        <mi>w</mi>
                      </msub>
                    </mrow>
                    <msub>
                      <mi>w</mi>
                      <mi>x</mi>
                    </msub>
                  </mrow>
                  <msub>
                    <mi>u</mi>
                    <mi>x</mi>
                  </msub>
                </mfrac>
              </mtd>
              <mtd>
                <mn>0</mn>
              </mtd>
            </mtr>
            <mtr>
              <mtd>
                <mfrac>
                  <mrow>
                    <msub>
                      <mi mathvariant="normal">γ</mi>
                      <mi>w</mi>
                    </msub>
                    <msub>
                      <mi>u</mi>
                      <mi>y</mi>
                    </msub>
                    <msub>
                      <mi>w</mi>
                      <mi>z</mi>
                    </msub>
                  </mrow>
                  <msub>
                    <mi>u</mi>
                    <mi>x</mi>
                  </msub>
                </mfrac>
              </mtd>
              <mtd>
                <mn>0</mn>
              </mtd>
              <mtd>
                <mn>1</mn>
              </mtd>
            </mtr>
            <mtr>
              <mtd>
                <mfrac>
                  <mrow>
                    <mrow>
                      <mo stretchy="false">−</mo>
                      <msub>
                        <mi mathvariant="normal">γ</mi>
                        <mi>w</mi>
                      </msub>
                    </mrow>
                    <msub>
                      <mi>u</mi>
                      <mi>y</mi>
                    </msub>
                  </mrow>
                  <msub>
                    <mi>u</mi>
                    <mi>x</mi>
                  </msub>
                </mfrac>
              </mtd>
              <mtd>
                <msub>
                  <mi mathvariant="normal">γ</mi>
                  <mi>w</mi>
                </msub>
              </mtd>
              <mtd>
                <mn>0</mn>
              </mtd>
            </mtr>
          </mtable>
        </mrow>
        <mo fence="true" stretchy="true">)</mo>
      </mrow>
    </mrow>
    <annotation encoding="StarMath 5.0">P_B^{B'} = left ( matrix { 1 over u_x + {%gamma_w u_y w_x} over {u_x^2} # {-%gamma_w w_x } over u_x # 0 ## {%gamma_w u_y w_z} over u_x # 0 # 1 ## {-%gamma_w u_y} over u_x # %gamma_w # 0 } right )</annotation>
  </semantics>
</math>
</file>

<file path=Object 44/content.xml><?xml version="1.0" encoding="utf-8"?>
<math xmlns="http://www.w3.org/1998/Math/MathML" display="block">
  <semantics>
    <mrow>
      <mover accent="true">
        <mi>c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row>
        <mo fence="true" stretchy="false">(</mo>
        <mrow>
          <mrow>
            <mi>cos</mi>
            <mrow>
              <mo fence="true" stretchy="false">(</mo>
              <mrow>
                <mi>t</mi>
              </mrow>
              <mo fence="true" stretchy="false">)</mo>
            </mrow>
            <mrow>
              <mover accent="true">
                <mi>u</mi>
                <mo stretchy="false">⃗</mo>
              </mover>
              <mo stretchy="false">+</mo>
              <mi>sin</mi>
            </mrow>
            <mrow>
              <mo fence="true" stretchy="false">(</mo>
              <mrow>
                <mi>t</mi>
              </mrow>
              <mo fence="true" stretchy="false">)</mo>
            </mrow>
            <mover accent="true">
              <mi>v</mi>
              <mo stretchy="false">⃗</mo>
            </mover>
          </mrow>
        </mrow>
        <mo fence="true" stretchy="false">)</mo>
      </mrow>
      <mi>,</mi>
      <mrow>
        <mn>0</mn>
        <mo stretchy="false">≤</mo>
        <mi>t</mi>
        <mo stretchy="false">&lt;</mo>
        <mn>2</mn>
      </mrow>
      <mi mathvariant="normal">π</mi>
    </mrow>
    <annotation encoding="StarMath 5.0">vec c( t) = A(cos(t)vec u + sin(t)vec v), 0&lt;= t &lt; 2 %ipi </annotation>
  </semantics>
</math>
</file>

<file path=Object 45/content.xml><?xml version="1.0" encoding="utf-8"?>
<math xmlns="http://www.w3.org/1998/Math/MathML" display="block">
  <semantics>
    <mtable>
      <mtr>
        <mtd>
          <mrow>
            <mover accent="true">
              <mi>n</mi>
              <mo stretchy="false">⃗</mo>
            </mover>
            <mo stretchy="false">=</mo>
            <mrow>
              <mover accent="true">
                <mi mathvariant="italic">ag</mi>
                <mo stretchy="true">⃗</mo>
              </mover>
              <mo stretchy="false">∧</mo>
              <mover accent="true">
                <mi mathvariant="italic">as</mi>
                <mo stretchy="true">⃗</mo>
              </mover>
            </mrow>
          </mrow>
        </mtd>
      </mtr>
      <mtr>
        <mtd>
          <mrow/>
        </mtd>
      </mtr>
      <mtr>
        <mtd>
          <mrow>
            <mrow>
              <mover accent="true">
                <mrow>
                  <mi>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o stretchy="true">⃗</mo>
              </mover>
              <mo stretchy="false">⋅</mo>
              <mover accent="true">
                <mi>n</mi>
                <mo stretchy="false">⃗</mo>
              </mover>
            </mrow>
            <mo stretchy="false">≥</mo>
            <mn>0</mn>
          </mrow>
        </mtd>
      </mtr>
      <mtr>
        <mtd>
          <mrow>
            <mi>cos</mi>
            <mrow>
              <mo fence="true" stretchy="false">(</mo>
              <mrow>
                <mi>t</mi>
              </mrow>
              <mo fence="true" stretchy="false">)</mo>
            </mrow>
            <mrow>
              <msub>
                <mi>n</mi>
                <mi>x</mi>
              </msub>
              <mo stretchy="false">+</mo>
              <mi>sin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sub>
                <mi>n</mi>
                <mi>z</mi>
              </msub>
              <mo stretchy="false">≥</mo>
              <mn>0</mn>
            </mrow>
          </mrow>
        </mtd>
      </mtr>
      <mtr>
        <mtd>
          <mrow>
            <mrow>
              <mn>0</mn>
              <mo stretchy="false">≤</mo>
              <mi>t</mi>
              <mo stretchy="false">≤</mo>
              <mi mathvariant="normal">π</mi>
            </mrow>
            <mi>,</mi>
            <mrow>
              <msub>
                <mi>n</mi>
                <mi>x</mi>
              </msub>
              <mo stretchy="false">&gt;</mo>
              <mn>0,</mn>
            </mrow>
            <mrow>
              <mi>t</mi>
              <mo stretchy="false">≥</mo>
              <mi>arctan</mi>
            </mrow>
            <mrow>
              <mo fence="true" stretchy="true">(</mo>
              <mrow>
                <mfrac>
                  <mrow>
                    <mo stretchy="false">−</mo>
                    <msub>
                      <mi>n</mi>
                      <mi>y</mi>
                    </msub>
                  </mrow>
                  <msub>
                    <mi>n</mi>
                    <mi>x</mi>
                  </msub>
                </mfrac>
              </mrow>
              <mo fence="true" stretchy="true">)</mo>
            </mrow>
          </mrow>
        </mtd>
      </mtr>
      <mtr>
        <mtd>
          <mrow>
            <mrow>
              <mn>0</mn>
              <mo stretchy="false">≤</mo>
              <mi>t</mi>
              <mo stretchy="false">≤</mo>
              <mi mathvariant="normal">π</mi>
            </mrow>
            <mi>,</mi>
            <mrow>
              <msub>
                <mi>n</mi>
                <mi>x</mi>
              </msub>
              <mo stretchy="false">&lt;</mo>
              <mn>0,</mn>
            </mrow>
            <mrow>
              <mi>t</mi>
              <mo stretchy="false">≤</mo>
              <mi>arctan</mi>
            </mrow>
            <mrow>
              <mo fence="true" stretchy="true">(</mo>
              <mrow>
                <mfrac>
                  <mrow>
                    <mo stretchy="false">−</mo>
                    <msub>
                      <mi>n</mi>
                      <mi>y</mi>
                    </msub>
                  </mrow>
                  <msub>
                    <mi>n</mi>
                    <mi>x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π</mi>
              <mo stretchy="false">&lt;</mo>
              <mi>t</mi>
              <mo stretchy="false">≤</mo>
              <mn>2</mn>
            </mrow>
            <mi mathvariant="normal">π</mi>
            <mi>,</mi>
            <mrow>
              <msub>
                <mi>n</mi>
                <mi>x</mi>
              </msub>
              <mo stretchy="false">&gt;</mo>
              <mn>0,</mn>
            </mrow>
            <mrow>
              <mi>t</mi>
              <mo stretchy="false">≤</mo>
              <mi>arctan</mi>
            </mrow>
            <mrow>
              <mo fence="true" stretchy="true">(</mo>
              <mrow>
                <mfrac>
                  <mrow>
                    <mo stretchy="false">−</mo>
                    <msub>
                      <mi>n</mi>
                      <mi>y</mi>
                    </msub>
                  </mrow>
                  <msub>
                    <mi>n</mi>
                    <mi>x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π</mi>
              <mo stretchy="false">&lt;</mo>
              <mi>t</mi>
              <mo stretchy="false">≤</mo>
              <mn>2</mn>
            </mrow>
            <mi mathvariant="normal">π</mi>
            <mi>,</mi>
            <mrow>
              <msub>
                <mi>n</mi>
                <mi>x</mi>
              </msub>
              <mo stretchy="false">&lt;</mo>
              <mn>0,</mn>
            </mrow>
            <mrow>
              <mi>t</mi>
              <mo stretchy="false">≥</mo>
              <mi>arctan</mi>
            </mrow>
            <mrow>
              <mo fence="true" stretchy="true">(</mo>
              <mrow>
                <mfrac>
                  <mrow>
                    <mo stretchy="false">−</mo>
                    <msub>
                      <mi>n</mi>
                      <mi>y</mi>
                    </msub>
                  </mrow>
                  <msub>
                    <mi>n</mi>
                    <mi>x</mi>
                  </msub>
                </mfrac>
              </mrow>
              <mo fence="true" stretchy="true">)</mo>
            </mrow>
          </mrow>
        </mtd>
      </mtr>
    </mtable>
    <annotation encoding="StarMath 5.0">vec n = widevec ag &amp; widevec as newline newline
widevec {c(t)} cdot vec n &gt;= 0 newline
cos(t) n_x + sin(t) n_z &gt;= 0 newline
0 &lt;= t &lt;= %ipi, n_x &gt; 0, t &gt;= arctan left ({-n_y} over n_x right ) newline
0 &lt;= t &lt;= %ipi, n_x &lt; 0, t &lt;= arctan left ({-n_y} over n_x right ) newline
%ipi &lt; t &lt;= 2 %ipi, n_x &gt; 0, t &lt;= arctan left ({-n_y} over n_x right ) newline
%ipi &lt; t &lt;= 2 %ipi, n_x &lt; 0, t &gt;= arctan left ({-n_y} over n_x right ) newline
</annotation>
  </semantics>
</math>
</file>

<file path=Object 46/content.xml><?xml version="1.0" encoding="utf-8"?>
<math xmlns="http://www.w3.org/1998/Math/MathML" display="block">
  <semantics>
    <mover accent="true">
      <mi>w</mi>
      <mo stretchy="false">⃗</mo>
    </mover>
    <annotation encoding="StarMath 5.0">vec w</annotation>
  </semantics>
</math>
</file>

<file path=Object 47/content.xml><?xml version="1.0" encoding="utf-8"?>
<math xmlns="http://www.w3.org/1998/Math/MathML" display="block">
  <semantics>
    <mfrac>
      <mrow>
        <mo fence="true" stretchy="true">‖</mo>
        <mrow>
          <mover accent="true">
            <mi mathvariant="italic">ca</mi>
            <mo stretchy="true">⃗</mo>
          </mover>
        </mrow>
        <mo fence="true" stretchy="true">‖</mo>
      </mrow>
      <mn>2</mn>
    </mfrac>
    <annotation encoding="StarMath 5.0">{left ldline {widevec ca} right ldline} over 2</annotation>
  </semantics>
</math>
</file>

<file path=Object 48/content.xml><?xml version="1.0" encoding="utf-8"?>
<math xmlns="http://www.w3.org/1998/Math/MathML" display="block">
  <semantics>
    <mrow>
      <mi>A</mi>
      <mo stretchy="false">=</mo>
      <msqrt>
        <mrow>
          <msup>
            <mi>b</mi>
            <mn>2</mn>
          </msup>
          <mo stretchy="false">−</mo>
          <msup>
            <mrow>
              <mo fence="true" stretchy="true">‖</mo>
              <mrow>
                <mover accent="true">
                  <mi mathvariant="italic">ca</mi>
                  <mo stretchy="true">⃗</mo>
                </mover>
              </mrow>
              <mo fence="true" stretchy="true">‖</mo>
            </mrow>
            <mn>2</mn>
          </msup>
        </mrow>
      </msqrt>
    </mrow>
    <annotation encoding="StarMath 5.0">A = sqrt{b^2 - {left ldline {widevec ca} right ldline}^2}</annotation>
  </semantics>
</math>
</file>